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925in"/>
    </style:style>
    <style:style style:name="co3" style:family="table-column">
      <style:table-column-properties fo:break-before="auto" style:column-width="1.2339in"/>
    </style:style>
    <style:style style:name="co4" style:family="table-column">
      <style:table-column-properties fo:break-before="auto" style:column-width="2.5575in"/>
    </style:style>
    <style:style style:name="co5" style:family="table-column">
      <style:table-column-properties fo:break-before="auto" style:column-width="2.1118in"/>
    </style:style>
    <style:style style:name="co6" style:family="table-column">
      <style:table-column-properties fo:break-before="auto" style:column-width="2.6854in"/>
    </style:style>
    <style:style style:name="co7" style:family="table-column">
      <style:table-column-properties fo:break-before="auto" style:column-width="1.948in"/>
    </style:style>
    <style:style style:name="co8" style:family="table-column">
      <style:table-column-properties fo:break-before="auto" style:column-width="1.3654in"/>
    </style:style>
    <style:style style:name="ro1" style:family="table-row">
      <style:table-row-properties style:row-height="0.352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547in" fo:break-before="auto" style:use-optimal-row-height="false"/>
    </style:style>
    <style:style style:name="ro5" style:family="table-row">
      <style:table-row-properties style:row-height="0.4244in" fo:break-before="auto" style:use-optimal-row-height="false"/>
    </style:style>
    <style:style style:name="ro6" style:family="table-row">
      <style:table-row-properties style:row-height="0.8909in" fo:break-before="auto" style:use-optimal-row-height="false"/>
    </style:style>
    <style:style style:name="ro7" style:family="table-row">
      <style:table-row-properties style:row-height="1.3055in" fo:break-before="auto" style:use-optimal-row-height="false"/>
    </style:style>
    <style:style style:name="ro8" style:family="table-row">
      <style:table-row-properties style:row-height="1.2953in" fo:break-before="auto" style:use-optimal-row-height="false"/>
    </style:style>
    <style:style style:name="ro9" style:family="table-row">
      <style:table-row-properties style:row-height="0.7874in" fo:break-before="auto" style:use-optimal-row-height="false"/>
    </style:style>
    <style:style style:name="ro10" style:family="table-row">
      <style:table-row-properties style:row-height="0.1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00ff66" fo:wrap-option="wrap" fo:border="0.0008in solid #000000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66ff99" fo:wrap-option="wrap" fo:border="0.0008in solid #000000"/>
    </style:style>
    <style:style style:name="ce4" style:family="table-cell" style:parent-style-name="Default">
      <style:table-cell-properties fo:wrap-option="wrap" fo:border="0.0008in solid #000000"/>
    </style:style>
    <style:style style:name="ce5" style:family="table-cell" style:parent-style-name="Default">
      <style:table-cell-properties fo:border="0.0008in solid #000000"/>
    </style:style>
    <style:style style:name="ce6" style:family="table-cell" style:parent-style-name="Default" style:data-style-name="N37">
      <style:table-cell-properties fo:wrap-option="wrap" fo:border="0.0008in solid #0000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>
            <text:p>Project Name</text:p>
          </table:table-cell>
          <table:table-cell table:style-name="ce4" office:value-type="string">
            <text:p>API testing for Get Method</text:p>
          </table:table-cell>
          <table:table-cell table:style-name="ce2"/>
          <table:table-cell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1" office:value-type="string">
            <text:p>Module Name</text:p>
          </table:table-cell>
          <table:table-cell table:style-name="ce4" office:value-type="string">
            <text:p>Auth</text:p>
          </table:table-cell>
          <table:table-cell table:style-name="ce2"/>
          <table:table-cell/>
          <table:table-cell table:style-name="ce2" table:number-columns-repeated="8"/>
          <table:table-cell table:number-columns-repeated="1012"/>
        </table:table-row>
        <table:table-row table:style-name="ro2">
          <table:table-cell table:style-name="ce1" office:value-type="string">
            <text:p>Created by</text:p>
          </table:table-cell>
          <table:table-cell table:style-name="ce4" office:value-type="string">
            <text:p>Vinay Reyyi</text:p>
          </table:table-cell>
          <table:table-cell table:style-name="ce2"/>
          <table:table-cell/>
          <table:table-cell table:style-name="ce2" table:number-columns-repeated="8"/>
          <table:table-cell table:number-columns-repeated="1012"/>
        </table:table-row>
        <table:table-row table:style-name="ro2">
          <table:table-cell table:style-name="ce1" office:value-type="string">
            <text:p>Created Date</text:p>
          </table:table-cell>
          <table:table-cell table:style-name="ce6" office:value-type="date" office:date-value="2022-09-12">
            <text:p>09/12/22</text:p>
          </table:table-cell>
          <table:table-cell table:style-name="ce2"/>
          <table:table-cell/>
          <table:table-cell table:style-name="ce2" table:number-columns-repeated="8"/>
          <table:table-cell table:number-columns-repeated="1012"/>
        </table:table-row>
        <table:table-row table:style-name="ro2">
          <table:table-cell table:style-name="ce1" office:value-type="string">
            <text:p>Reviewed By</text:p>
          </table:table-cell>
          <table:table-cell table:style-name="ce4" office:value-type="string">
            <text:p>Mandar Sir</text:p>
          </table:table-cell>
          <table:table-cell table:style-name="ce2"/>
          <table:table-cell/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1" office:value-type="string">
            <text:p>Reviewed Date</text:p>
          </table:table-cell>
          <table:table-cell table:style-name="ce4"/>
          <table:table-cell table:style-name="ce2"/>
          <table:table-cell/>
          <table:table-cell table:style-name="ce2" table:number-columns-repeated="8"/>
          <table:table-cell table:number-columns-repeated="1012"/>
        </table:table-row>
        <table:table-row table:style-name="ro3" table:number-rows-repeated="2">
          <table:table-cell table:style-name="ce2"/>
          <table:table-cell/>
          <table:table-cell table:style-name="ce2"/>
          <table:table-cell/>
          <table:table-cell table:style-name="ce2" table:number-columns-repeated="8"/>
          <table:table-cell table:number-columns-repeated="1012"/>
        </table:table-row>
        <table:table-row table:style-name="ro4">
          <table:table-cell table:style-name="ce2"/>
          <table:table-cell/>
          <table:table-cell table:style-name="ce2"/>
          <table:table-cell/>
          <table:table-cell table:style-name="ce2" table:number-columns-repeated="8"/>
          <table:table-cell table:number-columns-repeated="1012"/>
        </table:table-row>
        <table:table-row table:style-name="ro5">
          <table:table-cell table:style-name="ce3" office:value-type="string">
            <text:p>Test Scenario ID</text:p>
          </table:table-cell>
          <table:table-cell table:style-name="ce3" office:value-type="string">
            <text:p>Test Scenario Description</text:p>
          </table:table-cell>
          <table:table-cell table:style-name="ce3" office:value-type="string">
            <text:p>Test Case ID</text:p>
          </table:table-cell>
          <table:table-cell table:style-name="ce3" office:value-type="string">
            <text:p>Test Case Description</text:p>
          </table:table-cell>
          <table:table-cell table:style-name="ce3" office:value-type="string">
            <text:p>Test Steps</text:p>
          </table:table-cell>
          <table:table-cell table:style-name="ce3" office:value-type="string">
            <text:p>Precondition</text:p>
          </table:table-cell>
          <table:table-cell table:style-name="ce3" office:value-type="string">
            <text:p>Test Data</text:p>
          </table:table-cell>
          <table:table-cell table:style-name="ce3" office:value-type="string">
            <text:p>Post Condtions</text:p>
          </table:table-cell>
          <table:table-cell table:style-name="ce3" office:value-type="string">
            <text:p>Expected Result</text:p>
          </table:table-cell>
          <table:table-cell table:style-name="ce3" office:value-type="string">
            <text:p>Actual Result</text:p>
          </table:table-cell>
          <table:table-cell table:style-name="ce3" office:value-type="string">
            <text:p>Status</text:p>
          </table:table-cell>
          <table:table-cell table:style-name="ce3" office:value-type="string">
            <text:p>Comments (if any)</text:p>
          </table:table-cell>
          <table:table-cell table:number-columns-repeated="1012"/>
        </table:table-row>
        <table:table-row table:style-name="ro6">
          <table:table-cell table:style-name="ce4" office:value-type="string">
            <text:p>API_GetBanner_1</text:p>
          </table:table-cell>
          <table:table-cell table:style-name="ce4" office:value-type="string">
            <text:p>Verifying the functionality of GetBanner module using get method </text:p>
          </table:table-cell>
          <table:table-cell table:style-name="ce4" office:value-type="string">
            <text:p>TC_GetBanner_1</text:p>
          </table:table-cell>
          <table:table-cell table:style-name="ce4" office:value-type="string">
            <text:p>Verifying the functionality of User login in GetBanner module for valid url</text:p>
          </table:table-cell>
          <table:table-cell table:style-name="ce4" office:value-type="string">
            <text:p>1.Click on module named Dashboard</text:p>
            <text:p>2.Click on sub module : GetBanner </text:p>
            <text:p>3.Click on send</text:p>
          </table:table-cell>
          <table:table-cell table:style-name="ce4" office:value-type="string">
            <text:p>User should provide valid URL</text:p>
          </table:table-cell>
          <table:table-cell table:style-name="ce4"/>
          <table:table-cell table:style-name="ce4" office:value-type="string">
            <text:p>{</text:p>
            <text:p><text:s text:c="4"/>"success": true,</text:p>
            <text:p><text:s text:c="4"/>"payload": [</text:p>
            <text:p><text:s text:c="8"/>{</text:p>
            <text:p><text:s text:c="12"/>"has_image": "1",</text:p>
            <text:p><text:s text:c="12"/>"heading": "New Offer Launch",</text:p>
            <text:p><text:s text:c="12"/>"sub_heading": "#Arcadia",</text:p>
            <text:p><text:s text:c="12"/>"button": "Register",</text:p>
            <text:p><text:s text:c="12"/>"button_link": "register",</text:p>
            <text:p><text:s text:c="12"/>"background_image": "62df644c6d1c21658807372.png"</text:p>
            <text:p><text:s text:c="8"/>},</text:p>
            <text:p><text:s text:c="8"/>{</text:p>
            <text:p><text:s text:c="12"/>"has_image": "1",</text:p>
            <text:p><text:s text:c="12"/>"heading": "Welcome to Arcadia",</text:p>
            <text:p><text:s text:c="12"/>"sub_heading": "Lorem ipsum dolor sit amet consectetur adipisicing elit. Alias quibusdam eveniet similique magni accusantium soluta totam incidunt quam quis architecto amet.",</text:p>
            <text:p><text:s text:c="12"/>"button": "Get Started",</text:p>
            <text:p><text:s text:c="12"/>"button_link": "login",</text:p>
            <text:p><text:s text:c="12"/>"background_image": "61b727c9d9b9d1639393225.png"</text:p>
            <text:p><text:s text:c="8"/>},</text:p>
            <text:p><text:s text:c="8"/>{</text:p>
            <text:p><text:s text:c="12"/>"has_image": "1",</text:p>
            <text:p><text:s text:c="12"/>"heading": "Welcome to Arcadia",</text:p>
            <text:p><text:s text:c="12"/>"sub_heading": "Lorem ipsum dolor sit amet consectetur adipisicing elit. Alias quibusdam eveniet similique magni accusantium soluta totam incidunt quam quis architecto amet.",</text:p>
            <text:p><text:s text:c="12"/>"button": "Register",</text:p>
            <text:p><text:s text:c="12"/>"button_link": "www.demo.com",</text:p>
            <text:p><text:s text:c="12"/>"background_image": "61b727d4d2a281639393236.png"</text:p>
            <text:p><text:s text:c="8"/>}</text:p>
            <text:p><text:s text:c="4"/>],</text:p>
            <text:p><text:s text:c="4"/>"error": {</text:p>
            <text:p><text:s text:c="8"/>"code": 0,</text:p>
            <text:p><text:s text:c="8"/>"message": ""</text:p>
            <text:p><text:s text:c="4"/>}</text:p>
            <text:p>}</text:p>
          </table:table-cell>
          <table:table-cell table:style-name="ce4" office:value-type="string">
            <text:p><text:s/>"success": true</text:p>
            <text:p><text:s/>"code": 0</text:p>
            <text:p><text:s/></text:p>
          </table:table-cell>
          <table:table-cell table:style-name="ce4" table:number-columns-repeated="3"/>
          <table:table-cell table:style-name="ce2" table:number-columns-repeated="1012"/>
        </table:table-row>
        <table:table-row table:style-name="ro7">
          <table:table-cell table:style-name="ce4" office:value-type="string">
            <text:p>API_GetBanner_1</text:p>
          </table:table-cell>
          <table:table-cell table:style-name="ce4" office:value-type="string">
            <text:p>Verifying the functionality of GetBanner module using get method </text:p>
          </table:table-cell>
          <table:table-cell table:style-name="ce4" office:value-type="string">
            <text:p>TC_GetBanner_2</text:p>
          </table:table-cell>
          <table:table-cell table:style-name="ce4" office:value-type="string">
            <text:p>Verifying the functionality of User login in GetBanner module for empty url</text:p>
          </table:table-cell>
          <table:table-cell table:style-name="ce4" office:value-type="string">
            <text:p>1.Click on module named Dashboard</text:p>
            <text:p>2.Click on sub module : GetBanner </text:p>
            <text:p>3.Click on send</text:p>
          </table:table-cell>
          <table:table-cell table:style-name="ce4" office:value-type="string">
            <text:p>User should provide empty URL</text:p>
          </table:table-cell>
          <table:table-cell table:style-name="ce4"/>
          <table:table-cell table:style-name="ce4" office:value-type="string">
            <text:p>Show some worning messagew</text:p>
          </table:table-cell>
          <table:table-cell table:style-name="ce4" office:value-type="string">
            <text:p>Request URL is empty</text:p>
          </table:table-cell>
          <table:table-cell table:style-name="ce4" table:number-columns-repeated="3"/>
          <table:table-cell table:style-name="ce2" table:number-columns-repeated="1012"/>
        </table:table-row>
        <table:table-row table:style-name="ro8">
          <table:table-cell table:style-name="ce4" office:value-type="string">
            <text:p>API_GetBanner_1</text:p>
          </table:table-cell>
          <table:table-cell table:style-name="ce4" office:value-type="string">
            <text:p>Verifying the functionality of GetBanner module using get method </text:p>
          </table:table-cell>
          <table:table-cell table:style-name="ce4" office:value-type="string">
            <text:p>TC_GetBanner_3</text:p>
          </table:table-cell>
          <table:table-cell table:style-name="ce4" office:value-type="string">
            <text:p>Verifying the functionality of User login in GetBanner module for invalid url</text:p>
          </table:table-cell>
          <table:table-cell table:style-name="ce4" office:value-type="string">
            <text:p>1.Click on module named Dashboard</text:p>
            <text:p>2.Click on sub module : GetBanner </text:p>
            <text:p>3.Click on send</text:p>
          </table:table-cell>
          <table:table-cell table:style-name="ce4" office:value-type="string">
            <text:p>user should enter URL as</text:p>
          </table:table-cell>
          <table:table-cell table:style-name="ce4" office:value-type="string">
            <text:p>url: {{url}}getBanner/abc</text:p>
          </table:table-cell>
          <table:table-cell table:style-name="ce4" office:value-type="string">
            <text:p>&lt;!-- meta tags and other links --&gt;</text:p>
            <text:p>&lt;!DOCTYPE html&gt;</text:p>
            <text:p>&lt;html lang="en"&gt;</text:p>
            <text:p>&lt;head&gt;</text:p>
            <text:p><text:s text:c="2"/>&lt;meta charset="UTF-8"&gt;</text:p>
            <text:p><text:s text:c="2"/>&lt;meta name="viewport" content="width=device-width, initial-scale=1.0"&gt;</text:p>
            <text:p><text:s text:c="2"/>&lt;title&gt;edewqq12 - 404 | page not found&lt;/title&gt;</text:p>
            <text:p><text:s text:c="2"/>&lt;link rel="shortcut icon" type="image/png" href="https://arcadia.pisystindia.com/assets/images/logoIcon/favicon.png"&gt;</text:p>
            <text:p><text:s text:c="2"/>&lt;!-- bootstrap 4 <text:s/>--&gt;</text:p>
            <text:p><text:s text:c="2"/>&lt;link rel="stylesheet" href="https://arcadia.pisystindia.com/assets/errors/css/bootstrap.min.css"&gt;</text:p>
            <text:p><text:s text:c="2"/>&lt;!-- dashdoard main css --&gt;</text:p>
            <text:p><text:s text:c="2"/>&lt;link rel="stylesheet" href="https://arcadia.pisystindia.com/assets/errors/css/main.css"&gt;</text:p>
            <text:p><text:s text:c="2"/></text:p>
            <text:p>&lt;/head&gt;</text:p>
            <text:p><text:s text:c="2"/>&lt;body class="bg-body"&gt;</text:p>
            <text:p/>
            <text:p/>
            <text:p><text:s text:c="2"/>&lt;!-- error-404 start --&gt;</text:p>
            <text:p><text:s text:c="2"/>&lt;div class="error"&gt;</text:p>
            <text:p><text:s text:c="4"/>&lt;div class="container"&gt;</text:p>
            <text:p><text:s text:c="6"/>&lt;div class="row justify-content-center"&gt;</text:p>
            <text:p><text:s text:c="8"/>&lt;div class="col-lg-7 text-center"&gt;</text:p>
            <text:p><text:s text:c="10"/>&lt;div class="d-flex justify-content-center"&gt;</text:p>
            <text:p><text:s text:c="14"/>&lt;script src="https://unpkg.com/@lottiefiles/lottie-player@latest/dist/lottie-player.js"&gt;&lt;/script&gt;</text:p>
            <text:p><text:s text:c="14"/>&lt;lottie-player class="align-self-center" src="https://arcadia.pisystindia.com/assets/images/lottie/404.json"</text:p>
            <text:p><text:s text:c="18"/>background="transparent" speed="1" style="width: 250px; height:250px;" loop autoplay&gt;&lt;/lottie-player&gt;</text:p>
            <text:p><text:s text:c="10"/>&lt;/div&gt;</text:p>
            <text:p><text:s text:c="10"/>&lt;h4 class="title"&gt;&lt;b&gt;404&lt;/b&gt; Page not found&lt;/h4&gt;</text:p>
            <text:p><text:s text:c="10"/>&lt;p&gt;page you are looking for doesn't exit or an other error occured &lt;br&gt; or temporarily unavailable.&lt;/p&gt;</text:p>
            <text:p><text:s text:c="10"/>&lt;a href="https://arcadia.pisystindia.com" class="cmn-btn mt-4"&gt;Go to Home&lt;/a&gt;</text:p>
            <text:p><text:s text:c="8"/>&lt;/div&gt;</text:p>
            <text:p><text:s text:c="6"/>&lt;/div&gt;</text:p>
            <text:p><text:s text:c="4"/>&lt;/div&gt;</text:p>
            <text:p><text:s text:c="2"/>&lt;/div&gt;</text:p>
            <text:p><text:s text:c="2"/>&lt;!-- error-404 end --&gt;</text:p>
            <text:p/>
            <text:p><text:s text:c="2"/></text:p>
            <text:p><text:s text:c="2"/>&lt;/body&gt;</text:p>
            <text:p>&lt;/html&gt;</text:p>
          </table:table-cell>
          <table:table-cell table:style-name="ce4" office:value-type="string">
            <text:p>&lt;!-- meta tags and other links --&gt;</text:p>
            <text:p>&lt;!DOCTYPE html&gt;</text:p>
            <text:p>&lt;html lang="en"&gt;</text:p>
            <text:p>&lt;head&gt;</text:p>
            <text:p><text:s text:c="2"/>&lt;meta charset="UTF-8"&gt;</text:p>
            <text:p><text:s text:c="2"/>&lt;meta name="viewport" content="width=device-width, initial-scale=1.0"&gt;</text:p>
            <text:p><text:s text:c="2"/>&lt;title&gt;edewqq12 - 404 | page not found&lt;/title&gt;</text:p>
            <text:p><text:s text:c="2"/>&lt;link rel="shortcut icon" type="image/png" href="https://arcadia.pisystindia.com/assets/images/logoIcon/favicon.png"&gt;</text:p>
            <text:p><text:s text:c="2"/>&lt;!-- bootstrap 4 <text:s/>--&gt;</text:p>
            <text:p><text:s text:c="2"/>&lt;link rel="stylesheet" href="https://arcadia.pisystindia.com/assets/errors/css/bootstrap.min.css"&gt;</text:p>
            <text:p><text:s text:c="2"/>&lt;!-- dashdoard main css --&gt;</text:p>
            <text:p><text:s text:c="2"/>&lt;link rel="stylesheet" href="https://arcadia.pisystindia.com/assets/errors/css/main.css"&gt;</text:p>
            <text:p><text:s text:c="2"/></text:p>
            <text:p>&lt;/head&gt;</text:p>
            <text:p><text:s text:c="2"/>&lt;body class="bg-body"&gt;</text:p>
            <text:p/>
            <text:p/>
            <text:p><text:s text:c="2"/>&lt;!-- error-404 start --&gt;</text:p>
            <text:p><text:s text:c="2"/>&lt;div class="error"&gt;</text:p>
            <text:p><text:s text:c="4"/>&lt;div class="container"&gt;</text:p>
            <text:p><text:s text:c="6"/>&lt;div class="row justify-content-center"&gt;</text:p>
            <text:p><text:s text:c="8"/>&lt;div class="col-lg-7 text-center"&gt;</text:p>
            <text:p><text:s text:c="10"/>&lt;div class="d-flex justify-content-center"&gt;</text:p>
            <text:p><text:s text:c="14"/>&lt;script src="https://unpkg.com/@lottiefiles/lottie-player@latest/dist/lottie-player.js"&gt;&lt;/script&gt;</text:p>
            <text:p><text:s text:c="14"/>&lt;lottie-player class="align-self-center" src="https://arcadia.pisystindia.com/assets/images/lottie/404.json"</text:p>
            <text:p><text:s text:c="18"/>background="transparent" speed="1" style="width: 250px; height:250px;" loop autoplay&gt;&lt;/lottie-player&gt;</text:p>
            <text:p><text:s text:c="10"/>&lt;/div&gt;</text:p>
            <text:p><text:s text:c="10"/>&lt;h4 class="title"&gt;&lt;b&gt;404&lt;/b&gt; Page not found&lt;/h4&gt;</text:p>
            <text:p><text:s text:c="10"/>&lt;p&gt;page you are looking for doesn't exit or an other error occured &lt;br&gt; or temporarily unavailable.&lt;/p&gt;</text:p>
            <text:p><text:s text:c="10"/>&lt;a href="https://arcadia.pisystindia.com" class="cmn-btn mt-4"&gt;Go to Home&lt;/a&gt;</text:p>
            <text:p><text:s text:c="8"/>&lt;/div&gt;</text:p>
            <text:p><text:s text:c="6"/>&lt;/div&gt;</text:p>
            <text:p><text:s text:c="4"/>&lt;/div&gt;</text:p>
            <text:p><text:s text:c="2"/>&lt;/div&gt;</text:p>
            <text:p><text:s text:c="2"/>&lt;!-- error-404 end --&gt;</text:p>
            <text:p/>
            <text:p><text:s text:c="2"/></text:p>
            <text:p><text:s text:c="2"/>&lt;/body&gt;</text:p>
            <text:p>&lt;/html&gt;</text:p>
          </table:table-cell>
          <table:table-cell table:style-name="ce4" table:number-columns-repeated="3"/>
          <table:table-cell table:style-name="ce2" table:number-columns-repeated="1012"/>
        </table:table-row>
        <table:table-row table:style-name="ro8">
          <table:table-cell table:style-name="ce4" office:value-type="string">
            <text:p>API_GetBanner_1</text:p>
          </table:table-cell>
          <table:table-cell table:style-name="ce4" office:value-type="string">
            <text:p>Verifying the functionality of GetBanner module using get method </text:p>
          </table:table-cell>
          <table:table-cell table:style-name="ce4" office:value-type="string">
            <text:p>TC_GetBanner_4</text:p>
          </table:table-cell>
          <table:table-cell table:style-name="ce4" office:value-type="string">
            <text:p>Verifying the functionality of User login in GetBanner module for valid url and response in HTML format.</text:p>
          </table:table-cell>
          <table:table-cell table:style-name="ce4" office:value-type="string">
            <text:p>1.Click on module named Dashboard</text:p>
            <text:p>2.Click on sub module : GetBanner </text:p>
            <text:p>3. change body to html.</text:p>
            <text:p>4.Click on send</text:p>
          </table:table-cell>
          <table:table-cell table:style-name="ce4" office:value-type="string">
            <text:p>user should enter valid URL</text:p>
          </table:table-cell>
          <table:table-cell table:style-name="ce4" office:value-type="string">
            <text:p>url: {{url}}getBanner</text:p>
          </table:table-cell>
          <table:table-cell table:style-name="ce4" office:value-type="string">
            <text:p>&lt;!-- meta tags and other links --&gt;</text:p>
            <text:p>&lt;!DOCTYPE html&gt;</text:p>
            <text:p>&lt;html lang="en"&gt;</text:p>
            <text:p/>
            <text:p>&lt;head&gt;</text:p>
            <text:p><text:tab/>&lt;meta charset="UTF-8"&gt;</text:p>
            <text:p><text:tab/>&lt;meta name="viewport" content="width=device-width, initial-scale=1.0"&gt;</text:p>
            <text:p><text:tab/>&lt;title&gt;edewqq12 - 404 | page not found&lt;/title&gt;</text:p>
            <text:p><text:tab/>&lt;link rel="shortcut icon" type="image/png"</text:p>
            <text:p><text:tab/><text:tab/>href="https://arcadia.pisystindia.com/assets/images/logoIcon/favicon.png"&gt;</text:p>
            <text:p><text:tab/>&lt;!-- bootstrap 4 <text:s/>--&gt;</text:p>
            <text:p><text:tab/>&lt;link rel="stylesheet" href="https://arcadia.pisystindia.com/assets/errors/css/bootstrap.min.css"&gt;</text:p>
            <text:p><text:tab/>&lt;!-- dashdoard main css --&gt;</text:p>
            <text:p><text:tab/>&lt;link rel="stylesheet" href="https://arcadia.pisystindia.com/assets/errors/css/main.css"&gt;</text:p>
            <text:p/>
            <text:p>&lt;/head&gt;</text:p>
            <text:p/>
            <text:p>&lt;body class="bg-body"&gt;</text:p>
            <text:p/>
            <text:p/>
            <text:p><text:tab/>&lt;!-- error-404 start --&gt;</text:p>
            <text:p><text:tab/>&lt;div class="error"&gt;</text:p>
            <text:p><text:tab/><text:tab/>&lt;div class="container"&gt;</text:p>
            <text:p><text:tab/><text:tab/><text:tab/>&lt;div class="row justify-content-center"&gt;</text:p>
            <text:p><text:tab/><text:tab/><text:tab/><text:tab/>&lt;div class="col-lg-7 text-center"&gt;</text:p>
            <text:p><text:tab/><text:tab/><text:tab/><text:tab/><text:tab/>&lt;div class="d-flex justify-content-center"&gt;</text:p>
            <text:p><text:tab/><text:tab/><text:tab/><text:tab/><text:tab/><text:tab/>&lt;script src="https://unpkg.com/@lottiefiles/lottie-player@latest/dist/lottie-player.js"&gt;</text:p>
            <text:p><text:tab/><text:tab/><text:tab/><text:tab/><text:tab/><text:tab/>&lt;/script&gt;</text:p>
            <text:p><text:tab/><text:tab/><text:tab/><text:tab/><text:tab/><text:tab/>&lt;lottie-player class="align-self-center"</text:p>
            <text:p><text:tab/><text:tab/><text:tab/><text:tab/><text:tab/><text:tab/><text:tab/>src="https://arcadia.pisystindia.com/assets/images/lottie/404.json" background="transparent"</text:p>
            <text:p><text:tab/><text:tab/><text:tab/><text:tab/><text:tab/><text:tab/><text:tab/>speed="1" style="width: 250px; height:250px;" loop autoplay&gt;&lt;/lottie-player&gt;</text:p>
            <text:p><text:tab/><text:tab/><text:tab/><text:tab/><text:tab/>&lt;/div&gt;</text:p>
            <text:p><text:tab/><text:tab/><text:tab/><text:tab/><text:tab/>&lt;h4 class="title"&gt;&lt;b&gt;404&lt;/b&gt; Page not found&lt;/h4&gt;</text:p>
            <text:p><text:tab/><text:tab/><text:tab/><text:tab/><text:tab/>&lt;p&gt;page you are looking for doesn't exit or an other error occured</text:p>
            <text:p><text:tab/><text:tab/><text:tab/><text:tab/><text:tab/><text:tab/>&lt;br&gt; or temporarily unavailable.&lt;/p&gt;</text:p>
            <text:p><text:tab/><text:tab/><text:tab/><text:tab/><text:tab/><text:tab/>&lt;a href="https://arcadia.pisystindia.com" class="cmn-btn mt-4"&gt;Go to Home&lt;/a&gt;</text:p>
            <text:p><text:tab/><text:tab/><text:tab/><text:tab/>&lt;/div&gt;</text:p>
            <text:p><text:tab/><text:tab/><text:tab/>&lt;/div&gt;</text:p>
            <text:p><text:tab/><text:tab/>&lt;/div&gt;</text:p>
            <text:p><text:tab/>&lt;/div&gt;</text:p>
            <text:p><text:tab/>&lt;!-- error-404 end --&gt;</text:p>
            <text:p/>
            <text:p/>
            <text:p>&lt;/body&gt;</text:p>
            <text:p/>
            <text:p>&lt;/html&gt;</text:p>
          </table:table-cell>
          <table:table-cell table:style-name="ce4" office:value-type="string">
            <text:p>&lt;!-- meta tags and other links --&gt;</text:p>
            <text:p>&lt;!DOCTYPE html&gt;</text:p>
            <text:p>&lt;html lang="en"&gt;</text:p>
            <text:p/>
            <text:p>&lt;head&gt;</text:p>
            <text:p><text:tab/>&lt;meta charset="UTF-8"&gt;</text:p>
            <text:p><text:tab/>&lt;meta name="viewport" content="width=device-width, initial-scale=1.0"&gt;</text:p>
            <text:p><text:tab/>&lt;title&gt;edewqq12 - 404 | page not found&lt;/title&gt;</text:p>
            <text:p><text:tab/>&lt;link rel="shortcut icon" type="image/png"</text:p>
            <text:p><text:tab/><text:tab/>href="https://arcadia.pisystindia.com/assets/images/logoIcon/favicon.png"&gt;</text:p>
            <text:p><text:tab/>&lt;!-- bootstrap 4 <text:s/>--&gt;</text:p>
            <text:p><text:tab/>&lt;link rel="stylesheet" href="https://arcadia.pisystindia.com/assets/errors/css/bootstrap.min.css"&gt;</text:p>
            <text:p><text:tab/>&lt;!-- dashdoard main css --&gt;</text:p>
            <text:p><text:tab/>&lt;link rel="stylesheet" href="https://arcadia.pisystindia.com/assets/errors/css/main.css"&gt;</text:p>
            <text:p/>
            <text:p>&lt;/head&gt;</text:p>
            <text:p/>
            <text:p>&lt;body class="bg-body"&gt;</text:p>
            <text:p/>
            <text:p/>
            <text:p><text:tab/>&lt;!-- error-404 start --&gt;</text:p>
            <text:p><text:tab/>&lt;div class="error"&gt;</text:p>
            <text:p><text:tab/><text:tab/>&lt;div class="container"&gt;</text:p>
            <text:p><text:tab/><text:tab/><text:tab/>&lt;div class="row justify-content-center"&gt;</text:p>
            <text:p><text:tab/><text:tab/><text:tab/><text:tab/>&lt;div class="col-lg-7 text-center"&gt;</text:p>
            <text:p><text:tab/><text:tab/><text:tab/><text:tab/><text:tab/>&lt;div class="d-flex justify-content-center"&gt;</text:p>
            <text:p><text:tab/><text:tab/><text:tab/><text:tab/><text:tab/><text:tab/>&lt;script src="https://unpkg.com/@lottiefiles/lottie-player@latest/dist/lottie-player.js"&gt;</text:p>
            <text:p><text:tab/><text:tab/><text:tab/><text:tab/><text:tab/><text:tab/>&lt;/script&gt;</text:p>
            <text:p><text:tab/><text:tab/><text:tab/><text:tab/><text:tab/><text:tab/>&lt;lottie-player class="align-self-center"</text:p>
            <text:p><text:tab/><text:tab/><text:tab/><text:tab/><text:tab/><text:tab/><text:tab/>src="https://arcadia.pisystindia.com/assets/images/lottie/404.json" background="transparent"</text:p>
            <text:p><text:tab/><text:tab/><text:tab/><text:tab/><text:tab/><text:tab/><text:tab/>speed="1" style="width: 250px; height:250px;" loop autoplay&gt;&lt;/lottie-player&gt;</text:p>
            <text:p><text:tab/><text:tab/><text:tab/><text:tab/><text:tab/>&lt;/div&gt;</text:p>
            <text:p><text:tab/><text:tab/><text:tab/><text:tab/><text:tab/>&lt;h4 class="title"&gt;&lt;b&gt;404&lt;/b&gt; Page not found&lt;/h4&gt;</text:p>
            <text:p><text:tab/><text:tab/><text:tab/><text:tab/><text:tab/>&lt;p&gt;page you are looking for doesn't exit or an other error occured</text:p>
            <text:p><text:tab/><text:tab/><text:tab/><text:tab/><text:tab/><text:tab/>&lt;br&gt; or temporarily unavailable.&lt;/p&gt;</text:p>
            <text:p><text:tab/><text:tab/><text:tab/><text:tab/><text:tab/><text:tab/>&lt;a href="https://arcadia.pisystindia.com" class="cmn-btn mt-4"&gt;Go to Home&lt;/a&gt;</text:p>
            <text:p><text:tab/><text:tab/><text:tab/><text:tab/>&lt;/div&gt;</text:p>
            <text:p><text:tab/><text:tab/><text:tab/>&lt;/div&gt;</text:p>
            <text:p><text:tab/><text:tab/>&lt;/div&gt;</text:p>
            <text:p><text:tab/>&lt;/div&gt;</text:p>
            <text:p><text:tab/>&lt;!-- error-404 end --&gt;</text:p>
            <text:p/>
            <text:p/>
            <text:p>&lt;/body&gt;</text:p>
            <text:p/>
            <text:p>&lt;/html&gt;</text:p>
          </table:table-cell>
          <table:table-cell table:style-name="ce4" table:number-columns-repeated="3"/>
          <table:table-cell table:style-name="ce2" table:number-columns-repeated="1012"/>
        </table:table-row>
        <table:table-row table:style-name="ro8">
          <table:table-cell table:style-name="ce4" office:value-type="string">
            <text:p>API_GetBanner_1</text:p>
          </table:table-cell>
          <table:table-cell table:style-name="ce4" office:value-type="string">
            <text:p>Verifying the functionality of GetBanner module using get method </text:p>
          </table:table-cell>
          <table:table-cell table:style-name="ce4" office:value-type="string">
            <text:p>TC_GetBanner_5</text:p>
          </table:table-cell>
          <table:table-cell table:style-name="ce4" office:value-type="string">
            <text:p>Verifying the functionality of User login in GetBanner module for valid url and response in XML format.</text:p>
          </table:table-cell>
          <table:table-cell table:style-name="ce4" office:value-type="string">
            <text:p>1.Click on module named Dashboard</text:p>
            <text:p>2.Click on sub module : GetBanner </text:p>
            <text:p>3. change body to xml.</text:p>
            <text:p>4.Click on send</text:p>
          </table:table-cell>
          <table:table-cell table:style-name="ce4" office:value-type="string">
            <text:p>user should enter valid URL</text:p>
          </table:table-cell>
          <table:table-cell table:style-name="ce4" office:value-type="string">
            <text:p>url: {{url}}getBanner</text:p>
          </table:table-cell>
          <table:table-cell table:style-name="ce4" office:value-type="string">
            <text:p>&lt;!-- meta tags and other links --&gt;</text:p>
            <text:p>&lt;!DOCTYPE html&gt;</text:p>
            <text:p>&lt;html lang="en"&gt;</text:p>
            <text:p><text:s text:c="4"/>&lt;head&gt;</text:p>
            <text:p><text:s text:c="8"/>&lt;meta charset="UTF-8"&gt;</text:p>
            <text:p><text:s text:c="12"/>&lt;meta name="viewport" content="width=device-width, initial-scale=1.0"&gt;</text:p>
            <text:p><text:s text:c="16"/>&lt;title&gt;edewqq12 - 404 | page not found&lt;/title&gt;</text:p>
            <text:p><text:s text:c="16"/>&lt;link rel="shortcut icon" type="image/png" href="https://arcadia.pisystindia.com/assets/images/logoIcon/favicon.png"&gt;</text:p>
            <text:p><text:s text:c="20"/>&lt;!-- bootstrap 4 <text:s/>--&gt;</text:p>
            <text:p><text:s text:c="20"/>&lt;link rel="stylesheet" href="https://arcadia.pisystindia.com/assets/errors/css/bootstrap.min.css"&gt;</text:p>
            <text:p><text:s text:c="24"/>&lt;!-- dashdoard main css --&gt;</text:p>
            <text:p><text:s text:c="24"/>&lt;link rel="stylesheet" href="https://arcadia.pisystindia.com/assets/errors/css/main.css"&gt;</text:p>
            <text:p><text:s text:c="2"/></text:p>
            <text:p/>
            <text:p><text:s text:c="24"/>&lt;/head&gt;</text:p>
            <text:p><text:s text:c="24"/>&lt;body class="bg-body"&gt;</text:p>
            <text:p><text:s text:c="28"/>&lt;!-- error-404 start --&gt;</text:p>
            <text:p><text:s text:c="28"/>&lt;div class="error"&gt;</text:p>
            <text:p><text:s text:c="32"/>&lt;div class="container"&gt;</text:p>
            <text:p><text:s text:c="36"/>&lt;div class="row justify-content-center"&gt;</text:p>
            <text:p><text:s text:c="40"/>&lt;div class="col-lg-7 text-center"&gt;</text:p>
            <text:p><text:s text:c="44"/>&lt;div class="d-flex justify-content-center"&gt;</text:p>
            <text:p><text:s text:c="48"/>&lt;script src="https://unpkg.com/@lottiefiles/lottie-player@latest/dist/lottie-player.js"&gt;&lt;/script&gt;</text:p>
            <text:p><text:s text:c="48"/>&lt;lottie-player class="align-self-center" src="https://arcadia.pisystindia.com/assets/images/lottie/404.json"</text:p>
            <text:p><text:s text:c="18"/>background="transparent" speed="1" style="width: 250px; height:250px;" loop autoplay&gt;&lt;/lottie-player&gt;</text:p>
            <text:p><text:s text:c="44"/>&lt;/div&gt;</text:p>
            <text:p><text:s text:c="44"/>&lt;h4 class="title"&gt;</text:p>
            <text:p><text:s text:c="48"/>&lt;b&gt;404&lt;/b&gt; Page not found</text:p>
            <text:p><text:s text:c="44"/>&lt;/h4&gt;</text:p>
            <text:p><text:s text:c="44"/>&lt;p&gt;page you are looking for doesn't exit or an other error occured </text:p>
            <text:p><text:s text:c="48"/>&lt;br&gt; or temporarily unavailable.</text:p>
            <text:p><text:s text:c="48"/>&lt;/p&gt;</text:p>
            <text:p><text:s text:c="48"/>&lt;a href="https://arcadia.pisystindia.com" class="cmn-btn mt-4"&gt;Go to Home&lt;/a&gt;</text:p>
            <text:p><text:s text:c="44"/>&lt;/div&gt;</text:p>
            <text:p><text:s text:c="40"/>&lt;/div&gt;</text:p>
            <text:p><text:s text:c="36"/>&lt;/div&gt;</text:p>
            <text:p><text:s text:c="32"/>&lt;/div&gt;</text:p>
            <text:p><text:s text:c="32"/>&lt;!-- error-404 end --&gt;</text:p>
            <text:p/>
            <text:p><text:s text:c="2"/></text:p>
            <text:p><text:s text:c="2"/></text:p>
            <text:p><text:s text:c="28"/>&lt;/body&gt;</text:p>
            <text:p><text:s text:c="24"/>&lt;/html&gt;</text:p>
          </table:table-cell>
          <table:table-cell table:style-name="ce4" office:value-type="string">
            <text:p>&lt;!-- meta tags and other links --&gt;</text:p>
            <text:p>&lt;!DOCTYPE html&gt;</text:p>
            <text:p>&lt;html lang="en"&gt;</text:p>
            <text:p><text:s text:c="4"/>&lt;head&gt;</text:p>
            <text:p><text:s text:c="8"/>&lt;meta charset="UTF-8"&gt;</text:p>
            <text:p><text:s text:c="12"/>&lt;meta name="viewport" content="width=device-width, initial-scale=1.0"&gt;</text:p>
            <text:p><text:s text:c="16"/>&lt;title&gt;edewqq12 - 404 | page not found&lt;/title&gt;</text:p>
            <text:p><text:s text:c="16"/>&lt;link rel="shortcut icon" type="image/png" href="https://arcadia.pisystindia.com/assets/images/logoIcon/favicon.png"&gt;</text:p>
            <text:p><text:s text:c="20"/>&lt;!-- bootstrap 4 <text:s/>--&gt;</text:p>
            <text:p><text:s text:c="20"/>&lt;link rel="stylesheet" href="https://arcadia.pisystindia.com/assets/errors/css/bootstrap.min.css"&gt;</text:p>
            <text:p><text:s text:c="24"/>&lt;!-- dashdoard main css --&gt;</text:p>
            <text:p><text:s text:c="24"/>&lt;link rel="stylesheet" href="https://arcadia.pisystindia.com/assets/errors/css/main.css"&gt;</text:p>
            <text:p><text:s text:c="2"/></text:p>
            <text:p/>
            <text:p><text:s text:c="24"/>&lt;/head&gt;</text:p>
            <text:p><text:s text:c="24"/>&lt;body class="bg-body"&gt;</text:p>
            <text:p><text:s text:c="28"/>&lt;!-- error-404 start --&gt;</text:p>
            <text:p><text:s text:c="28"/>&lt;div class="error"&gt;</text:p>
            <text:p><text:s text:c="32"/>&lt;div class="container"&gt;</text:p>
            <text:p><text:s text:c="36"/>&lt;div class="row justify-content-center"&gt;</text:p>
            <text:p><text:s text:c="40"/>&lt;div class="col-lg-7 text-center"&gt;</text:p>
            <text:p><text:s text:c="44"/>&lt;div class="d-flex justify-content-center"&gt;</text:p>
            <text:p><text:s text:c="48"/>&lt;script src="https://unpkg.com/@lottiefiles/lottie-player@latest/dist/lottie-player.js"&gt;&lt;/script&gt;</text:p>
            <text:p><text:s text:c="48"/>&lt;lottie-player class="align-self-center" src="https://arcadia.pisystindia.com/assets/images/lottie/404.json"</text:p>
            <text:p><text:s text:c="18"/>background="transparent" speed="1" style="width: 250px; height:250px;" loop autoplay&gt;&lt;/lottie-player&gt;</text:p>
            <text:p><text:s text:c="44"/>&lt;/div&gt;</text:p>
            <text:p><text:s text:c="44"/>&lt;h4 class="title"&gt;</text:p>
            <text:p><text:s text:c="48"/>&lt;b&gt;404&lt;/b&gt; Page not found</text:p>
            <text:p><text:s text:c="44"/>&lt;/h4&gt;</text:p>
            <text:p><text:s text:c="44"/>&lt;p&gt;page you are looking for doesn't exit or an other error occured </text:p>
            <text:p><text:s text:c="48"/>&lt;br&gt; or temporarily unavailable.</text:p>
            <text:p><text:s text:c="48"/>&lt;/p&gt;</text:p>
            <text:p><text:s text:c="48"/>&lt;a href="https://arcadia.pisystindia.com" class="cmn-btn mt-4"&gt;Go to Home&lt;/a&gt;</text:p>
            <text:p><text:s text:c="44"/>&lt;/div&gt;</text:p>
            <text:p><text:s text:c="40"/>&lt;/div&gt;</text:p>
            <text:p><text:s text:c="36"/>&lt;/div&gt;</text:p>
            <text:p><text:s text:c="32"/>&lt;/div&gt;</text:p>
            <text:p><text:s text:c="32"/>&lt;!-- error-404 end --&gt;</text:p>
            <text:p/>
            <text:p><text:s text:c="2"/></text:p>
            <text:p><text:s text:c="2"/></text:p>
            <text:p><text:s text:c="28"/>&lt;/body&gt;</text:p>
            <text:p><text:s text:c="24"/>&lt;/html&gt;</text:p>
          </table:table-cell>
          <table:table-cell table:style-name="ce4" table:number-columns-repeated="3"/>
          <table:table-cell table:style-name="ce2" table:number-columns-repeated="1012"/>
        </table:table-row>
        <table:table-row table:style-name="ro9" table:number-rows-repeated="102">
          <table:table-cell table:style-name="ce4" table:number-columns-repeated="12"/>
          <table:table-cell table:style-name="ce2" table:number-columns-repeated="1012"/>
        </table:table-row>
        <table:table-row table:style-name="ro9" table:number-rows-repeated="6">
          <table:table-cell table:style-name="ce5"/>
          <table:table-cell table:style-name="ce4"/>
          <table:table-cell table:style-name="ce5"/>
          <table:table-cell table:style-name="ce4"/>
          <table:table-cell table:style-name="ce5" table:number-columns-repeated="8"/>
          <table:table-cell table:number-columns-repeated="1012"/>
        </table:table-row>
        <table:table-row table:style-name="ro9" table:number-rows-repeated="1048443">
          <table:table-cell table:number-columns-repeated="1024"/>
        </table:table-row>
        <table:table-row table:style-name="ro10" table:number-rows-repeated="9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09">12/09/2022</text:date>, <text:time>17:23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ay Reyyi</meta:initial-creator>
    <meta:creation-date>2022-12-09T16:58:49.89</meta:creation-date>
    <dc:date>2022-12-09T17:23:03.98</dc:date>
    <dc:creator>Vinay Reyyi</dc:creator>
    <meta:editing-duration>PT9M3S</meta:editing-duration>
    <meta:editing-cycles>1</meta:editing-cycles>
    <meta:document-statistic meta:table-count="3" meta:cell-count="66" meta:object-count="0"/>
    <meta:generator>OpenOffice/4.1.11$Win32 OpenOffice.org_project/4111m1$Build-9808</meta:generator>
  </office:meta>
</office:document-meta>
</file>